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rocodoc-5Sfq6w-inv-f8" svg:font-family="crocodoc-5Sfq6w-inv-f8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4af" officeooo:paragraph-rsid="0008c7f4"/>
    </style:style>
    <style:style style:name="P2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paragraph-rsid="0008c7f4"/>
    </style:style>
    <style:style style:name="P3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1e14af" officeooo:paragraph-rsid="0008c7f4"/>
    </style:style>
    <style:style style:name="P4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 fo:break-before="page"/>
      <style:text-properties fo:font-variant="normal" fo:text-transform="none" fo:color="#000000" style:font-name="crocodoc-5Sfq6w-inv-f8" fo:font-size="9pt" fo:letter-spacing="normal" fo:font-style="normal" fo:font-weight="normal" officeooo:paragraph-rsid="0008c7f4"/>
    </style:style>
    <style:style style:name="P5" style:family="paragraph" style:parent-style-name="Standard">
      <style:text-properties officeooo:rsid="001e14af" officeooo:paragraph-rsid="0008c7f4"/>
    </style:style>
    <style:style style:name="P6" style:family="paragraph" style:parent-style-name="Standard">
      <style:text-properties officeooo:rsid="001e14af" officeooo:paragraph-rsid="000fc6fc"/>
    </style:style>
    <style:style style:name="T1" style:family="text">
      <style:text-properties officeooo:rsid="00095577"/>
    </style:style>
    <style:style style:name="T2" style:family="text">
      <style:text-properties officeooo:rsid="000aeee2"/>
    </style:style>
    <style:style style:name="T3" style:family="text">
      <style:text-properties officeooo:rsid="000b1dd7"/>
    </style:style>
    <style:style style:name="T4" style:family="text">
      <style:text-properties officeooo:rsid="000c7a35"/>
    </style:style>
    <style:style style:name="T5" style:family="text">
      <style:text-properties officeooo:rsid="000ded35"/>
    </style:style>
    <style:style style:name="T6" style:family="text">
      <style:text-properties officeooo:rsid="000fc6fc"/>
    </style:style>
    <style:style style:name="T7" style:family="text">
      <style:text-properties officeooo:rsid="00103a6e"/>
    </style:style>
    <style:style style:name="T8" style:family="text">
      <style:text-properties officeooo:rsid="001141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.450 #1-41;  </text:p>
      <text:p text:style-name="P1">1 <text:span text:style-name="T1">false</text:span></text:p>
      <text:p text:style-name="P1">3 <text:span text:style-name="T1">because maybe you can prove the null hypothesis? Nope. Its to know whether it was a no brainer to reject or not the null hypothesis</text:span></text:p>
      <text:p text:style-name="P1">5 <text:span text:style-name="T1">false</text:span></text:p>
      <text:p text:style-name="P1">7 <text:s/><text:span text:style-name="T1">0.1587</text:span></text:p>
      <text:p text:style-name="P1">9 <text:span text:style-name="T1">0.0013</text:span></text:p>
      <text:p text:style-name="P1">11 .<text:span text:style-name="T1">0062</text:span></text:p>
      <text:p text:style-name="P1">13 .<text:span text:style-name="T1">0038</text:span></text:p>
      <text:p text:style-name="P1">15 <text:span text:style-name="T1">decreases</text:span></text:p>
      <text:p text:style-name="P1">17 <text:span text:style-name="T1">sigmabar = 10/sqrt(100) = 1; zdata = 99.1 – 98.6 / 1 = 0.5; p = 0.3085; fail to reject null hypo. </text:span></text:p>
      <text:p text:style-name="P1">19 <text:span text:style-name="T2">sigmabar = 0.05; zdata = 2; p = 0.0228; reject null hypo </text:span></text:p>
      <text:p text:style-name="P1">21 <text:span text:style-name="T2">sigmabar = 1.5; zdata = -2.66; p = 0.0078; reject null hypo</text:span></text:p>
      <text:p text:style-name="P1">23 <text:span text:style-name="T2">no evidence</text:span></text:p>
      <text:p text:style-name="P1">25 <text:span text:style-name="T2">solid evidence</text:span></text:p>
      <text:p text:style-name="P1">27 <text:span text:style-name="T2">very strong evidence</text:span></text:p>
      <text:p text:style-name="P1">29 <text:span text:style-name="T2">reject, good, good, good, reject</text:span></text:p>
      <text:p text:style-name="P1">31 </text:p>
      <text:p text:style-name="P1">33 </text:p>
      <text:p text:style-name="P1">35 </text:p>
      <text:p text:style-name="P1">37 </text:p>
      <text:p text:style-name="P1">39 </text:p>
      <text:p text:style-name="P1">41 </text:p>
      <text:p text:style-name="P2"/>
      <text:p text:style-name="P4">P.477 #1-35;  </text:p>
      <text:p text:style-name="P2"/>
      <text:p text:style-name="P1">1 <text:span text:style-name="T3">phat is sample proportion, p is population proportion</text:span></text:p>
      <text:p text:style-name="P1">3 <text:span text:style-name="T3">same as for mean but for propotion</text:span></text:p>
      <text:p text:style-name="P1">5 <text:span text:style-name="T3">0 to 1</text:span></text:p>
      <text:p text:style-name="P1">7 <text:span text:style-name="T3">phat = 0.6; Zdata = 0.2 / sqrt( 0.4*0.6/50) = 2.8867</text:span></text:p>
      <text:p text:style-name="P1">9 <text:span text:style-name="T3">phat = 0.9; Zdata = 0.5/ sqrt( 0.4*0.6/50) = 7.217</text:span></text:p>
      <text:p text:style-name="P1">11 -<text:span text:style-name="T3">4.47</text:span></text:p>
      <text:p text:style-name="P1">13 <text:span text:style-name="T3">0</text:span></text:p>
      <text:p text:style-name="P1">15 <text:span text:style-name="T3">reject</text:span></text:p>
      <text:p text:style-name="P1">17 <text:span text:style-name="T4">reject</text:span></text:p>
      <text:p text:style-name="P1">19 .<text:span text:style-name="T4">81649658; P .19; fail to reject</text:span></text:p>
      <text:p text:style-name="P1">21 <text:span text:style-name="T4">reject</text:span></text:p>
      <text:p text:style-name="P1">23 </text:p>
      <text:p text:style-name="P1">25 </text:p>
      <text:p text:style-name="P1">27 <text:span text:style-name="T4">fail to reject</text:span></text:p>
      <text:p text:style-name="P1">29 </text:p>
      <text:p text:style-name="P1">31 </text:p>
      <text:p text:style-name="P1">33 </text:p>
      <text:p text:style-name="P3">35 </text:p>
      <text:p text:style-name="P4">P.548 #1-35</text:p>
      <text:p text:style-name="P2"/>
      <text:p text:style-name="P1">1 <text:span text:style-name="T5">difference in variability two population standard deviation</text:span></text:p>
      <text:p text:style-name="P1">3 <text:span text:style-name="T5">true</text:span></text:p>
      <text:p text:style-name="P1">5 <text:span text:style-name="T5">f distribution. Degrees of freedom are n-1</text:span></text:p>
      <text:p text:style-name="P1">7 <text:span text:style-name="T5">df1 df2 and significance to the right</text:span></text:p>
      <text:p text:style-name="P1">9 <text:span text:style-name="T5">100/81 =1.234; 3.14</text:span></text:p>
      <text:p text:style-name="P1">11 <text:span text:style-name="T5">15.52</text:span></text:p>
      <text:p text:style-name="P6">13 <text:span text:style-name="T6">1/3.1</text:span></text:p>
      <text:p text:style-name="P6">15 <text:span text:style-name="T6">1/8.66</text:span></text:p>
      <text:p text:style-name="P1">17 <text:span text:style-name="T7">5.27; 1/3.41;</text:span></text:p>
      <text:p text:style-name="P1">19 <text:span text:style-name="T7">3.41; 1/5.27</text:span></text:p>
      <text:p text:style-name="P1">21 <text:span text:style-name="T8">df1 = 10 df2 =6 s1 = 2 s2 =1; Fdata = 4; right tailed; 4.06; fail to reject</text:span></text:p>
      <text:p text:style-name="P1">23 <text:span text:style-name="T8">df1=9; df2=20; s=2.5; s2= 3.5; left tailed alpha=0.1 1/2.34; Fdata 0.510; fail to reject</text:span></text:p>
      <text:p text:style-name="P1">25 </text:p>
      <text:p text:style-name="P1">27 </text:p>
      <text:p text:style-name="P1">29 </text:p>
      <text:p text:style-name="P1">31 </text:p>
      <text:p text:style-name="P1">33 </text:p>
      <text:p text:style-name="P3">35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rocodoc-5Sfq6w-inv-f8" svg:font-family="crocodoc-5Sfq6w-inv-f8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</meta:initial-creator>
    <meta:creation-date>2016-06-05T10:14:28.793151275</meta:creation-date>
    <dc:date>2016-06-05T16:23:01.527402894</dc:date>
    <dc:creator>otto 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60" meta:word-count="270" meta:character-count="1289" meta:non-whitespace-character-count="1053"/>
  </office:meta>
</office:document-meta>
</file>